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186cm"/>
    </style:style>
    <style:style style:name="co2" style:family="table-column">
      <style:table-column-properties fo:break-before="auto" style:column-width="4.001cm"/>
    </style:style>
    <style:style style:name="ro1" style:family="table-row">
      <style:table-row-properties style:row-height="0.452cm" fo:break-before="auto" style:use-optimal-row-height="true"/>
    </style:style>
    <style:style style:name="ro2" style:family="table-row">
      <style:table-row-properties style:row-height="12.68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style style:name="ce2" style:family="table-cell" style:parent-style-name="Default">
      <style:table-cell-properties style:vertical-align="top"/>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data-style-name="N37"/>
    <style:style style:name="ce5" style:family="table-cell" style:parent-style-name="Default">
      <style:table-cell-properties style:text-align-source="fix" style:repeat-content="false" style:vertical-align="top"/>
      <style:paragraph-properties fo:text-align="justify" fo:margin-left="0cm"/>
    </style:style>
    <style:style style:name="ce6" style:family="table-cell" style:parent-style-name="Default" style:data-style-name="N100">
      <style:table-cell-properties style:text-align-source="fix" style:repeat-content="false" style:vertical-align="middle"/>
      <style:paragraph-properties fo:text-align="center" fo:margin-left="0cm"/>
    </style:style>
    <style:style style:name="ce7" style:family="table-cell" style:parent-style-name="Default" style:data-style-name="N37">
      <style:table-cell-properties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table-cell-properties style:text-align-source="fix" style:repeat-content="false"/>
      <style:paragraph-properties fo:text-align="center" fo:margin-left="0cm"/>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country="none"/>
    </style:style>
  </office:automatic-styles>
  <office:body>
    <office:spreadsheet>
      <table:table table:name="Feuille1" table:style-name="ta1">
        <table:shapes>
          <draw:frame draw:z-index="0" draw:style-name="gr1" draw:text-style-name="P1" svg:width="36.226cm" svg:height="8.474cm" svg:x="0cm" svg:y="7.076cm">
            <draw:object draw:notify-on-update-of-ranges="Feuille1.A4:Feuille1.A4"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1023" table:default-cell-style-name="Default"/>
        <table:table-row table:style-name="ro1">
          <table:table-cell office:value-type="string" calcext:value-type="string">
            <text:p>Groupe de version</text:p>
          </table:table-cell>
          <table:table-cell table:style-name="ce3" office:value-type="string" calcext:value-type="string" table:number-columns-spanned="1" table:number-rows-spanned="2">
            <text:p>Indev</text:p>
          </table:table-cell>
          <table:table-cell table:style-name="ce3" office:value-type="string" calcext:value-type="string" table:number-columns-spanned="15" table:number-rows-spanned="1">
            <text:p>Alpha</text:p>
          </table:table-cell>
          <table:covered-table-cell table:number-columns-repeated="14"/>
          <table:table-cell table:style-name="ce3" office:value-type="string" calcext:value-type="string" table:number-columns-spanned="13" table:number-rows-spanned="1">
            <text:p>Bêta</text:p>
          </table:table-cell>
          <table:covered-table-cell table:number-columns-repeated="12"/>
          <table:table-cell table:number-columns-repeated="994"/>
        </table:table-row>
        <table:table-row table:style-name="ro1">
          <table:table-cell table:style-name="ce1" office:value-type="string" calcext:value-type="string">
            <text:p>Numéro de version</text:p>
          </table:table-cell>
          <table:covered-table-cell table:style-name="ce1"/>
          <table:table-cell table:style-name="ce1" office:value-type="string" calcext:value-type="string">
            <text:p>0.0.0</text:p>
          </table:table-cell>
          <table:table-cell table:style-name="ce1" office:value-type="string" calcext:value-type="string">
            <text:p>0.0.1</text:p>
          </table:table-cell>
          <table:table-cell table:style-name="ce1" office:value-type="string" calcext:value-type="string">
            <text:p>0.0.2</text:p>
          </table:table-cell>
          <table:table-cell table:style-name="ce1" office:value-type="string" calcext:value-type="string">
            <text:p>0.0.3</text:p>
          </table:table-cell>
          <table:table-cell table:style-name="ce1" office:value-type="string" calcext:value-type="string">
            <text:p>0.0.4</text:p>
          </table:table-cell>
          <table:table-cell table:style-name="ce1" office:value-type="string" calcext:value-type="string">
            <text:p>0.0.5</text:p>
          </table:table-cell>
          <table:table-cell table:style-name="ce1" office:value-type="string" calcext:value-type="string">
            <text:p>0.1.0</text:p>
          </table:table-cell>
          <table:table-cell table:style-name="ce1" office:value-type="string" calcext:value-type="string">
            <text:p>0.1.1</text:p>
          </table:table-cell>
          <table:table-cell table:style-name="ce1" office:value-type="string" calcext:value-type="string">
            <text:p>0.2.0</text:p>
          </table:table-cell>
          <table:table-cell table:style-name="ce1" office:value-type="string" calcext:value-type="string">
            <text:p>0.2.1</text:p>
          </table:table-cell>
          <table:table-cell table:style-name="ce1" office:value-type="string" calcext:value-type="string">
            <text:p>0.2.2</text:p>
          </table:table-cell>
          <table:table-cell table:style-name="ce1" office:value-type="string" calcext:value-type="string">
            <text:p>0.3.0</text:p>
          </table:table-cell>
          <table:table-cell table:style-name="ce1" office:value-type="string" calcext:value-type="string">
            <text:p>0.3.1</text:p>
          </table:table-cell>
          <table:table-cell table:style-name="ce1" office:value-type="string" calcext:value-type="string">
            <text:p>0.3.2</text:p>
          </table:table-cell>
          <table:table-cell table:style-name="ce1" office:value-type="string" calcext:value-type="string">
            <text:p>0.4.0</text:p>
          </table:table-cell>
          <table:table-cell table:style-name="ce1" office:value-type="string" calcext:value-type="string">
            <text:p>1.0.0</text:p>
          </table:table-cell>
          <table:table-cell table:style-name="ce1" office:value-type="string" calcext:value-type="string">
            <text:p>1.1.0</text:p>
          </table:table-cell>
          <table:table-cell table:style-name="ce1" office:value-type="string" calcext:value-type="string">
            <text:p>1.1.1</text:p>
          </table:table-cell>
          <table:table-cell table:style-name="ce1" office:value-type="string" calcext:value-type="string">
            <text:p>1.1.2</text:p>
          </table:table-cell>
          <table:table-cell table:style-name="ce1" office:value-type="string" calcext:value-type="string">
            <text:p>1.1.3</text:p>
          </table:table-cell>
          <table:table-cell table:style-name="ce6" office:value-type="string" calcext:value-type="string" table:number-columns-spanned="2" table:number-rows-spanned="1">
            <text:p>1.2.0</text:p>
          </table:table-cell>
          <table:covered-table-cell table:style-name="ce1"/>
          <table:table-cell table:style-name="ce1" office:value-type="string" calcext:value-type="string">
            <text:p>1.2.1</text:p>
          </table:table-cell>
          <table:table-cell table:style-name="ce1" office:value-type="string" calcext:value-type="string">
            <text:p>1.2.2</text:p>
          </table:table-cell>
          <table:table-cell table:style-name="ce1" office:value-type="string" calcext:value-type="string">
            <text:p>1.2.3</text:p>
          </table:table-cell>
          <table:table-cell table:style-name="ce1" office:value-type="string" calcext:value-type="string">
            <text:p>1.2.4</text:p>
          </table:table-cell>
          <table:table-cell table:style-name="ce1" office:value-type="string" calcext:value-type="string">
            <text:p>1.2.5</text:p>
          </table:table-cell>
          <table:table-cell table:style-name="ce1" office:value-type="string" calcext:value-type="string">
            <text:p>1.3.0</text:p>
          </table:table-cell>
          <table:table-cell table:style-name="ce1" table:number-columns-repeated="994"/>
        </table:table-row>
        <table:table-row table:style-name="ro1">
          <table:table-cell office:value-type="string" calcext:value-type="string">
            <text:p>Date</text:p>
          </table:table-cell>
          <table:table-cell table:style-name="ce4" office:value-type="date" office:date-value="2014-04-10" calcext:value-type="date">
            <text:p>10/04/14</text:p>
          </table:table-cell>
          <table:table-cell table:style-name="ce4" office:value-type="date" office:date-value="2014-04-11" calcext:value-type="date">
            <text:p>11/04/14</text:p>
          </table:table-cell>
          <table:table-cell table:number-columns-repeated="2" table:style-name="ce4" office:value-type="date" office:date-value="2014-04-12" calcext:value-type="date">
            <text:p>12/04/14</text:p>
          </table:table-cell>
          <table:table-cell table:number-columns-repeated="2" table:style-name="ce4" office:value-type="date" office:date-value="2014-04-13" calcext:value-type="date">
            <text:p>13/04/14</text:p>
          </table:table-cell>
          <table:table-cell table:number-columns-repeated="3" table:style-name="ce4" office:value-type="date" office:date-value="2014-04-14" calcext:value-type="date">
            <text:p>14/04/14</text:p>
          </table:table-cell>
          <table:table-cell table:style-name="ce4" office:value-type="date" office:date-value="2014-04-15" calcext:value-type="date">
            <text:p>15/04/14</text:p>
          </table:table-cell>
          <table:table-cell table:number-columns-repeated="2" table:style-name="ce4" office:value-type="date" office:date-value="2014-04-16" calcext:value-type="date">
            <text:p>16/04/14</text:p>
          </table:table-cell>
          <table:table-cell table:style-name="ce4" office:value-type="date" office:date-value="2014-04-17" calcext:value-type="date">
            <text:p>17/04/14</text:p>
          </table:table-cell>
          <table:table-cell table:style-name="ce4" office:value-type="date" office:date-value="2014-04-21" calcext:value-type="date">
            <text:p>21/04/14</text:p>
          </table:table-cell>
          <table:table-cell table:style-name="ce4" office:value-type="date" office:date-value="2014-04-25" calcext:value-type="date">
            <text:p>25/04/14</text:p>
          </table:table-cell>
          <table:table-cell table:style-name="ce4" office:value-type="date" office:date-value="2014-05-01" calcext:value-type="date">
            <text:p>01/05/14</text:p>
          </table:table-cell>
          <table:table-cell table:style-name="ce4" office:value-type="date" office:date-value="2014-05-02" calcext:value-type="date">
            <text:p>02/05/14</text:p>
          </table:table-cell>
          <table:table-cell table:style-name="ce4" office:value-type="date" office:date-value="2014-05-09" calcext:value-type="date">
            <text:p>09/05/14</text:p>
          </table:table-cell>
          <table:table-cell table:style-name="ce4" office:value-type="date" office:date-value="2014-05-10" calcext:value-type="date">
            <text:p>10/05/14</text:p>
          </table:table-cell>
          <table:table-cell table:style-name="ce4" office:value-type="date" office:date-value="2014-05-11" calcext:value-type="date">
            <text:p>11/05/14</text:p>
          </table:table-cell>
          <table:table-cell table:style-name="ce4" office:value-type="date" office:date-value="2014-05-13" calcext:value-type="date">
            <text:p>13/05/14</text:p>
          </table:table-cell>
          <table:table-cell table:style-name="ce7" office:value-type="date" office:date-value="2014-12-22" calcext:value-type="date" table:number-columns-spanned="2" table:number-rows-spanned="1">
            <text:p>22/12/14</text:p>
          </table:table-cell>
          <table:covered-table-cell/>
          <table:table-cell table:style-name="ce4" office:value-type="date" office:date-value="2014-12-24" calcext:value-type="date">
            <text:p>24/12/14</text:p>
          </table:table-cell>
          <table:table-cell table:style-name="ce4" office:value-type="date" office:date-value="2012-12-30" calcext:value-type="date">
            <text:p>30/12/12</text:p>
          </table:table-cell>
          <table:table-cell table:style-name="ce4" office:value-type="date" office:date-value="2015-01-04" calcext:value-type="date">
            <text:p>04/01/15</text:p>
          </table:table-cell>
          <table:table-cell table:style-name="ce4" office:value-type="date" office:date-value="2015-01-07" calcext:value-type="date">
            <text:p>07/01/15</text:p>
          </table:table-cell>
          <table:table-cell table:style-name="ce4" office:value-type="date" office:date-value="2015-01-09" calcext:value-type="date">
            <text:p>09/01/15</text:p>
          </table:table-cell>
          <table:table-cell table:style-name="ce4" office:value-type="date" office:date-value="2015-01-25" calcext:value-type="date">
            <text:p>25/01/15</text:p>
          </table:table-cell>
          <table:table-cell table:number-columns-repeated="994"/>
        </table:table-row>
        <table:table-row table:style-name="ro1">
          <table:table-cell office:value-type="string" calcext:value-type="string">
            <text:p>Taille (octets)</text:p>
          </table:table-cell>
          <table:table-cell/>
          <table:table-cell office:value-type="float" office:value="611" calcext:value-type="float">
            <text:p>611</text:p>
          </table:table-cell>
          <table:table-cell office:value-type="float" office:value="1027" calcext:value-type="float">
            <text:p>1027</text:p>
          </table:table-cell>
          <table:table-cell office:value-type="float" office:value="1067" calcext:value-type="float">
            <text:p>1067</text:p>
          </table:table-cell>
          <table:table-cell office:value-type="float" office:value="1103" calcext:value-type="float">
            <text:p>1103</text:p>
          </table:table-cell>
          <table:table-cell office:value-type="float" office:value="1667" calcext:value-type="float">
            <text:p>1667</text:p>
          </table:table-cell>
          <table:table-cell office:value-type="float" office:value="2340" calcext:value-type="float">
            <text:p>2340</text:p>
          </table:table-cell>
          <table:table-cell office:value-type="float" office:value="2731" calcext:value-type="float">
            <text:p>2731</text:p>
          </table:table-cell>
          <table:table-cell office:value-type="float" office:value="2793" calcext:value-type="float">
            <text:p>2793</text:p>
          </table:table-cell>
          <table:table-cell office:value-type="float" office:value="2895" calcext:value-type="float">
            <text:p>2895</text:p>
          </table:table-cell>
          <table:table-cell office:value-type="float" office:value="3075" calcext:value-type="float">
            <text:p>3075</text:p>
          </table:table-cell>
          <table:table-cell office:value-type="float" office:value="3138" calcext:value-type="float">
            <text:p>3138</text:p>
          </table:table-cell>
          <table:table-cell office:value-type="float" office:value="3583" calcext:value-type="float">
            <text:p>3583</text:p>
          </table:table-cell>
          <table:table-cell office:value-type="float" office:value="4201" calcext:value-type="float">
            <text:p>4201</text:p>
          </table:table-cell>
          <table:table-cell office:value-type="float" office:value="4325" calcext:value-type="float">
            <text:p>4325</text:p>
          </table:table-cell>
          <table:table-cell office:value-type="float" office:value="14772" calcext:value-type="float">
            <text:p>14772</text:p>
          </table:table-cell>
          <table:table-cell office:value-type="float" office:value="15421" calcext:value-type="float">
            <text:p>15421</text:p>
          </table:table-cell>
          <table:table-cell office:value-type="float" office:value="16023" calcext:value-type="float">
            <text:p>16023</text:p>
          </table:table-cell>
          <table:table-cell office:value-type="float" office:value="16284" calcext:value-type="float">
            <text:p>16284</text:p>
          </table:table-cell>
          <table:table-cell office:value-type="float" office:value="16559" calcext:value-type="float">
            <text:p>16559</text:p>
          </table:table-cell>
          <table:table-cell office:value-type="float" office:value="16564" calcext:value-type="float">
            <text:p>16564</text:p>
          </table:table-cell>
          <table:table-cell table:style-name="ce8" office:value-type="float" office:value="29867" calcext:value-type="float" table:number-columns-spanned="2" table:number-rows-spanned="1">
            <text:p>29867</text:p>
          </table:table-cell>
          <table:covered-table-cell table:style-name="ce9"/>
          <table:table-cell office:value-type="float" office:value="30269" calcext:value-type="float">
            <text:p>30269</text:p>
          </table:table-cell>
          <table:table-cell office:value-type="float" office:value="30402" calcext:value-type="float">
            <text:p>30402</text:p>
          </table:table-cell>
          <table:table-cell office:value-type="float" office:value="31249" calcext:value-type="float">
            <text:p>31249</text:p>
          </table:table-cell>
          <table:table-cell office:value-type="float" office:value="31576" calcext:value-type="float">
            <text:p>31576</text:p>
          </table:table-cell>
          <table:table-cell office:value-type="float" office:value="31574" calcext:value-type="float">
            <text:p>31574</text:p>
          </table:table-cell>
          <table:table-cell table:number-columns-repeated="995"/>
        </table:table-row>
        <table:table-row table:style-name="ro2">
          <table:table-cell table:style-name="ce2" office:value-type="string" calcext:value-type="string">
            <text:p>Changelog</text:p>
          </table:table-cell>
          <table:table-cell table:style-name="ce5" office:value-type="string" calcext:value-type="string">
            <text:p>- Combat à simple sens : l'adversaire ne peut rien faire. <text:s text:c="13"/>- Deux attaques : Griffe (-4 PV) et Rugissement (aucun effet). <text:s text:c="15"/>- Un seul pokémon sauvage (Gérudo) et un seul capturé (Lord Helix). <text:s text:c="25"/>- 2 zones : Route 1 et Route 2.</text:p>
          </table:table-cell>
          <table:table-cell table:style-name="ce5" office:value-type="string" calcext:value-type="string">
            <text:p>- Adversaire capable d'attaquer (mêmes attaques que le joueur).</text:p>
          </table:table-cell>
          <table:table-cell table:style-name="ce5" office:value-type="string" calcext:value-type="string">
            <text:p>- Système d'attaque amélioré : les dégâts dépendent du niveau des deux combattants. <text:s/>- Bug corrigé : un message de mort de l'adversaire s'affichait quand on mourrait.</text:p>
          </table:table-cell>
          <table:table-cell table:style-name="ce5" office:value-type="string" calcext:value-type="string">
            <text:p>- Ajout des coups critiques.</text:p>
          </table:table-cell>
          <table:table-cell table:style-name="ce5" office:value-type="string" calcext:value-type="string">
            <text:p>- Ajout d'une variable aléatoire dans le calcul des <text:span text:style-name="T1">dégâts</text:span> causés par une attaque.</text:p>
          </table:table-cell>
          <table:table-cell table:style-name="ce5" office:value-type="string" calcext:value-type="string">
            <text:p>- Nouveaux messages ("Gérudo apparaît" "Go ! Lord Helix !" "Que faire ?" "Lord Helix/Gérudo utilise Griffe" "Coup critique !"). - Animation de clignotement du nom quand on prend des dégats. <text:s text:c="23"/>- Bug corrigé : barre de vie du joueur qui clignotait à chaque tour.</text:p>
          </table:table-cell>
          <table:table-cell table:style-name="ce5" office:value-type="string" calcext:value-type="string">
            <text:p>- Ajout des attaques de type statut. <text:s text:c="18"/>- Ajout des effets de l'attaque Rugissement. Les 2 camps peuvent l'utiliser. <text:s text:c="23"/>- Ajout des messages correspondants.</text:p>
          </table:table-cell>
          <table:table-cell table:style-name="ce5" office:value-type="string" calcext:value-type="string">
            <text:p>-Ajout de la possibilité de cliquer sur le bouton "Sac". <text:s text:c="25"/>- Ajout de l'interface du sac. Elle ne contient pour l'instant qu'un bouton "Annuler".</text:p>
          </table:table-cell>
          <table:table-cell table:style-name="ce5" office:value-type="string" calcext:value-type="string">
            <text:p>- Affichage du nombre de PVs restants et du nombre maximum de PVs.</text:p>
          </table:table-cell>
          <table:table-cell table:style-name="ce5" office:value-type="string" calcext:value-type="string">
            <text:p>- Ajout des points <text:span text:style-name="T1">d’expérience.</text:span> Le joueur en a pour l'instant 0 au début.                          - Ajout d'un gain <text:span text:style-name="T1">d’expérience</text:span> quand on bat un pokémon, selon la formule : (((2*nombre aléatoire entre 0 et 1 -1)^2,2 +1)*26 +36)*niveau du pokémon battu /7.         - Ajout du message de gain <text:span text:style-name="T1">d’expérience</text:span> lors d'une victoire.</text:p>
          </table:table-cell>
          <table:table-cell table:style-name="ce5" office:value-type="string" calcext:value-type="string">
            <text:p>- Ajout de la possibilité de monter de niveaux. L'expérience (cumulée depuis le niveau 0) nécessaire pour atteindre un niveau est, avec x pour le niveau : 1,2x³-15x²+100x-140. <text:s text:c="3"/>- Ajout des messages correspondants.</text:p>
          </table:table-cell>
          <table:table-cell table:style-name="ce5" office:value-type="string" calcext:value-type="string">
            <text:p>- À la mort d'un pokémon, ses infos (nom, niveau, vie) disparaissent de l'écran.</text:p>
          </table:table-cell>
          <table:table-cell table:style-name="ce5" office:value-type="string" calcext:value-type="string">
            <text:p>- Refonte du système de sauvegarde des statistiques (vie, niveau, expérience, ID) en prévision de l'ajout de nouveaux pokémons. <text:s text:c="3"/>- Ajout de la possibilité de quitter le jeu depuis l'écran d'accueil (touche (-) à gauche de la touche "entrée").</text:p>
          </table:table-cell>
          <table:table-cell table:style-name="ce5" office:value-type="string" calcext:value-type="string">
            <text:p>- Ajout de la statistique qui dénombre les pokéballs. Actuellement, 10. <text:s text:c="30"/>- Ajout de la possibilité de capturer les pokémons. Le taux de capture de Gerudo est de 255. <text:s text:c="23"/>- Ajout des messages correspondants. <text:s text:c="11"/>- Les pokémons capturés sont enregistrés en deuxième pokémon : un nouveau capturé remplace le précédent.</text:p>
          </table:table-cell>
          <table:table-cell table:style-name="ce5" office:value-type="string" calcext:value-type="string">
            <text:p>- Ajoute de la possibilité de revenir en arrière dans le menu du choix d'attaques. <text:s text:c="18"/>- Uniformisation et arrangement des messages, pour que des noms de pokémons de différentes tailles puissent marcher. <text:s text:c="8"/>- Ajout, dans les statistiques des pokémons du joueur, de la statistique de statut.</text:p>
          </table:table-cell>
          <table:table-cell table:style-name="ce5" office:value-type="string" calcext:value-type="string">
            <text:p>- Ajout de 118 pokémons, pour un total de 120 pokémons.        - Leurs statistiques, noms et groupes ont été défini et enregistrés dans la liste de sauvegarde et dans le programme d'installation.                - Ajout du programme d'installation, qui n'installe actuellement que les <text:span text:style-name="T1">stats</text:span> de base des pokémons et le nombre de pokéballs (5).                              - Ajout du programme d'écriture des textes qui ne contient actuellement que les noms de pokémons.</text:p>
          </table:table-cell>
          <table:table-cell table:style-name="ce5" office:value-type="string" calcext:value-type="string">
            <text:p>- Ajout du choix du starter à l'installation du jeu.                              - Ajout des pokémons sauvages. Milou, Épona et Mygale sont les pokémons présents dans les routes 1 et 2.   - Les noms affichés sont les bons noms.      - Le jeu est renommé en "Pokemon <text:span text:style-name="T1">Frozen</text:span>".</text:p>
          </table:table-cell>
          <table:table-cell table:style-name="ce5" office:value-type="string" calcext:value-type="string">
            <text:p>- Modification du menu de choix de la zone : il n'est affiché que la zone actuelle, et un trait dans chaque direction où il y a quelque chose. <text:s text:c="9"/>- Ajout de la forêt. <text:s text:c="8"/>- Pour partir d'une zone où il y a des pokémons sauvages, il faut affronter un certain nombre (aléatoire) de pokémons. <text:s text:c="18"/>- Quand on est dans une ville, on peut soigner ses pokémons. </text:p>
          </table:table-cell>
          <table:table-cell table:style-name="ce5" office:value-type="string" calcext:value-type="string">
            <text:p>- Ajout du système d'évolution : les premières formes évoluent niveau 15 à 20, les deuxièmes niveau 34-40. <text:s text:c="25"/>- Bug corrigé : quand tout les pokémons étaient KO, le joueur ne pouvait plus changer de zone, et donc ne pouvait pas se soigner.</text:p>
          </table:table-cell>
          <table:table-cell table:style-name="ce5" office:value-type="string" calcext:value-type="string">
            <text:p>- Ajout du système de fuite. La possibilité de fuite dépend du niveau des deux pokémons et du nombre de tentatives.</text:p>
          </table:table-cell>
          <table:table-cell table:style-name="ce5" office:value-type="string" calcext:value-type="string">
            <text:p>- Modification du niveau des pokémons présent dans la route 2 et dans la forêt (abaissement).</text:p>
          </table:table-cell>
          <table:table-cell table:style-name="ce5" office:value-type="string" calcext:value-type="string" table:number-columns-spanned="2" table:number-rows-spanned="1">
            <text:p>- Les pokémons apprennent désormais des attaques en fonction de leur premier type (les doubles types ne sont donc pas pris en compte). - Les pokémons adverses <text:s/>connaissent les 4 attaques les plus récentes de leur type. <text:s text:c="13"/>- Ces attaques ont des stats (type, puissance, effet et précision) propres à chacune. Ces stats, tout comme celles des pokémons, sont désormais stockés sur une seconde calculatrice. - Les attaques peuvent faire varier chacune des statistiques des 2 pokémons sur le terrain, et causer des effets (brûlure, paralysie, etc…) à l'adversaire (effets pas encore implémentés). <text:s text:c="6"/>- Il y a une table des types, à laquelle réagit la puissance de chaque attaque effectuée. (c'est la table des 2e à 5e générations, plus le changement du spectre/acier de la 6e). <text:s text:c="14"/>- Mise en place du STAB. <text:s text:c="33"/>- Chaque attaque peut désormais avoir une puissance et/ou un effet (physique OU statistique). <text:s text:c="54"/>- Lors du KO d'un pokémon du joueur, choix de quel pokémon à envoyer, sauf si tous KO, alors fuite.</text:p>
          </table:table-cell>
          <table:covered-table-cell table:style-name="ce5"/>
          <table:table-cell table:style-name="ce5" office:value-type="string" calcext:value-type="string">
            <text:p>- Modification du programme d'échange entre les deux calculatrice, l'accélérant considérablement, et permettant de ne pas surcharger la mémoire durant le transfert. <text:s text:c="8"/>- Correction du bug qui faisait que les pokémons capturés n'avaient pas d'attaques apprises.</text:p>
          </table:table-cell>
          <table:table-cell table:style-name="ce5" office:value-type="string" calcext:value-type="string">
            <text:p>- Les attaques ayant une puissance et un effet n'ont plus que 30% de chance de faire leur effet. <text:s text:c="27"/>- Bugs corrigés : Les pokémons apprenaient des attaques dépendant non pas de leur type, mais du type de la dernière attaque lancée, ici, par eux. Deuxièmement, les textes de coup critique et d'apprentissage d'attaque ne faisant qu'une ligne, ils ne mettaient pas à jour la 2e ligne de texte, causant quelques bugs graphiques. De plus, après avoir appris une attaque, le nom du pokémon ne s'affichait plus. Enfin, l'affichage de la vie restant au pokémon du joueur ne se mettait à jour que lorsqu'on revenait au menu de combat, et non au moment ou on prenait des dégâts.</text:p>
          </table:table-cell>
          <table:table-cell table:style-name="ce5" office:value-type="string" calcext:value-type="string">
            <text:p>- Ajout des attaques apprises au niveau 14. <text:s/>- <text:s/>Modification de certaines attaques apprises au niveau 7m qui présentaient des erreurs (mauvaise puissance/effet, amenant parfois à un changement d'attaque).</text:p>
          </table:table-cell>
          <table:table-cell table:style-name="ce5" office:value-type="string" calcext:value-type="string">
            <text:p>- Les statistiques dépendent désormais du stade d'évolution du pokemon (stade 1 : *1; 2 : *1,5; 3 : *2). Ça affecte actuellement la défense et ľattaque lors du calcul de dégâts, et la vitesse lors de la fuite.                            - Les pokemons apprennent désormais des attaques de leurs 2 types, si ils en ont. Chaque attaque apprise pourra être des 2 types, et ce type est à chaque fois décidé aléatoirement.               - Bug corrigé : depuis la 1.2.0, à cause du changement des variables de statistiques, la probabilité de fuir augmentait ou diminuait en même temps que la vitesse de notre pokemon, et tenter mais rater de fuir augmentait notre vitesse.</text:p>
            <text:p/>
          </table:table-cell>
          <table:table-cell table:style-name="ce5" office:value-type="string" calcext:value-type="string">
            <text:p>- Modification des types de Goron et de Biggoron . Ils passent de Roche à Roche-Combat. <text:s text:c="12"/>- Revenir en "arrière" ne nécessite plus d'affronter des pokémons sauvages.</text:p>
          </table:table-cell>
          <table:table-cell table:style-name="ce5" office:value-type="string" calcext:value-type="string">
            <text:p>- Nouvelle interface des villes. <text:s text:c="26"/>- Nouvelle animation au centre pokemon. <text:s text:c="10"/>- On ne peut pus switch sur un pokemon KO (et le fait qu'il soit KO ou non est affiché au choix de pokemon à switch). <text:s/>- Après avoir switch de pokmeon, l'adversaire attaque. <text:s text:c="22"/>- Bug corrigé : à partir du lvl 29 les pokemons sauvages apprenaient <text:s/>des attaques à numéro non entier (sauf si lvl multiple de 7). <text:s text:c="14"/>- Map ajoutée. <text:s text:c="13"/>- Le jeu vérifie désormais si un des pokemon n'est pas KO avant de lancer le combat, et si oui envoie le premier non KO de la liste. Si non, il envoie au dernier centre pokemon visité et les soignes.</text:p>
          </table:table-cell>
          <table:table-cell table:style-name="ce5" table:number-columns-repeated="994"/>
        </table:table-row>
        <table:table-row table:style-name="ro1">
          <table:table-cell table:number-columns-repeated="22"/>
          <table:table-cell table:style-name="ce3"/>
          <table:table-cell/>
          <table:table-cell table:formula="of:=10549+3828+4710+909+764+81+57+41" office:value-type="float" office:value="20939" calcext:value-type="float">
            <text:p>20939</text:p>
          </table:table-cell>
          <table:table-cell table:formula="of:=10682+3828+4710+909+764+81+57+41" office:value-type="float" office:value="21072" calcext:value-type="float">
            <text:p>21072</text:p>
          </table:table-cell>
          <table:table-cell table:formula="of:=10682+4257+300+909+764+81+57+41" office:value-type="float" office:value="17091" calcext:value-type="float">
            <text:p>17091</text:p>
          </table:table-cell>
          <table:table-cell table:formula="of:=10951+4257+300+909+764+108+57+41" office:value-type="float" office:value="17387" calcext:value-type="float">
            <text:p>17387</text:p>
          </table:table-cell>
          <table:table-cell table:formula="of:=10949+4257+300+909+764+108+57+41" office:value-type="float" office:value="17385" calcext:value-type="float">
            <text:p>17385</text:p>
          </table:table-cell>
          <table:table-cell table:number-columns-repeated="995"/>
        </table:table-row>
        <table:table-row table:style-name="ro1">
          <table:table-cell table:number-columns-repeated="22"/>
          <table:table-cell table:style-name="ce3"/>
          <table:table-cell/>
          <table:table-cell table:formula="of:=3249+5841+81+159" office:value-type="float" office:value="9330" calcext:value-type="float">
            <text:p>9330</text:p>
          </table:table-cell>
          <table:table-cell table:formula="of:=3249+5841+81+159" office:value-type="float" office:value="9330" calcext:value-type="float">
            <text:p>9330</text:p>
          </table:table-cell>
          <table:table-cell table:formula="of:=3249+5841+81+4828+159" office:value-type="float" office:value="14158" calcext:value-type="float">
            <text:p>14158</text:p>
          </table:table-cell>
          <table:table-cell table:formula="of:=3249+5841+108+4828+163" office:value-type="float" office:value="14189" calcext:value-type="float">
            <text:p>14189</text:p>
          </table:table-cell>
          <table:table-cell table:formula="of:=3249+5841+108+4828+163" office:value-type="float" office:value="14189" calcext:value-type="float">
            <text:p>14189</text:p>
          </table:table-cell>
          <table:table-cell table:number-columns-repeated="995"/>
        </table:table-row>
        <table:table-row table:style-name="ro1">
          <table:table-cell table:number-columns-repeated="22"/>
          <table:table-cell table:style-name="ce3"/>
          <table:table-cell/>
          <table:table-cell table:formula="of:=[.Y7]+[.Y6]" office:value-type="float" office:value="30269" calcext:value-type="float">
            <text:p>30269</text:p>
          </table:table-cell>
          <table:table-cell table:formula="of:=[.Z7]+[.Z6]" office:value-type="float" office:value="30402" calcext:value-type="float">
            <text:p>30402</text:p>
          </table:table-cell>
          <table:table-cell table:formula="of:=[.AA7]+[.AA6]" office:value-type="float" office:value="31249" calcext:value-type="float">
            <text:p>31249</text:p>
          </table:table-cell>
          <table:table-cell table:formula="of:=[.AB7]+[.AB6]" office:value-type="float" office:value="31576" calcext:value-type="float">
            <text:p>31576</text:p>
          </table:table-cell>
          <table:table-cell table:formula="of:=[.AC7]+[.AC6]" office:value-type="float" office:value="31574" calcext:value-type="float">
            <text:p>31574</text:p>
          </table:table-cell>
          <table:table-cell table:number-columns-repeated="995"/>
        </table:table-row>
        <table:table-row table:style-name="ro3">
          <table:table-cell table:number-columns-repeated="1024"/>
        </table:table-row>
        <table:table-row table:style-name="ro1">
          <table:table-cell table:number-columns-repeated="1024"/>
        </table:table-row>
        <table:table-row table:style-name="ro3" table:number-rows-repeated="5">
          <table:table-cell table:number-columns-repeated="1024"/>
        </table:table-row>
        <table:table-row table:style-name="ro1">
          <table:table-cell table:number-columns-repeated="1024"/>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8">00/00/0000</text:date>, <text:time style:data-style-name="N2" text:time-value="12:26:34.2640447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meta:initial-creator>
    <meta:creation-date>2014-04-13T19:04:32</meta:creation-date>
    <dc:date>2015-10-18T12:40:06.086206667</dc:date>
    <meta:editing-duration>P2DT12H31M27S</meta:editing-duration>
    <meta:editing-cycles>41</meta:editing-cycles>
    <meta:generator>LibreOffice/4.2.8.2$Linux_X86_64 LibreOffice_project/420m0$Build-2</meta:generator>
    <meta:document-statistic meta:table-count="1" meta:cell-count="13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series-source="rows" chart:right-angled-axes="true"/>
    </style:style>
    <style:style style:name="ch4" style:family="chart" style:data-style-name="N100">
      <style:chart-properties chart:display-label="true" chart:logarithmic="false" chart:reverse-direction="false" text:line-break="false" chart:link-data-style-to-source="true" chart:axis-position="0" style:rotation-angle="9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36.227cm" svg:height="8.475cm" xlink:href=".." xlink:type="simple" chart:class="chart:line" chart:style-name="ch1">
        <chart:legend svg:x="32.14cm" svg:y="3.894cm" style:legend-expansion="custom" chartooo:width="4.086cm" chartooo:height="0.685cm" style:legend-expansion-aspect-ratio="5.96496350364964" chart:style-name="ch2"/>
        <chart:plot-area chart:style-name="ch3" table:cell-range-address="Feuille1.C2:Feuille1.W2 Feuille1.Y2:Feuille1.AC2 Feuille1.A4:Feuille1.A4 Feuille1.C4:Feuille1.W4 Feuille1.Y4:Feuille1.AC4" chart:data-source-has-labels="both" svg:x="0.286cm" svg:y="0.133cm" svg:width="31.878cm" svg:height="7.704cm">
          <chartooo:coordinate-region svg:x="1.463cm" svg:y="0.332cm" svg:width="30.503cm" svg:height="6.488cm"/>
          <chart:axis chart:dimension="x" chart:name="primary-x" chart:style-name="ch4" chartooo:axis-type="auto">
            <chartooo:date-scale/>
            <chart:categories table:cell-range-address="Feuille1.C2:Feuille1.W2 Feuille1.Y2:Feuille1.AC2"/>
          </chart:axis>
          <chart:axis chart:dimension="y" chart:name="primary-y" chart:style-name="ch5">
            <chart:grid chart:style-name="ch6" chart:class="major"/>
          </chart:axis>
          <chart:series chart:style-name="ch7" chart:values-cell-range-address="Feuille1.C4:Feuille1.W4 Feuille1.Y4:Feuille1.AC4" chart:label-cell-address="Feuille1.A4:Feuille1.A4" chart:class="chart:line">
            <chart:data-point chart:repeated="26"/>
          </chart:series>
          <chart:wall chart:style-name="ch8"/>
          <chart:floor chart:style-name="ch9"/>
        </chart:plot-area>
        <table:table table:name="local-table">
          <table:table-header-columns>
            <table:table-column/>
          </table:table-header-columns>
          <table:table-columns>
            <table:table-column table:number-columns-repeated="26"/>
          </table:table-columns>
          <table:table-header-rows>
            <table:table-row>
              <table:table-cell>
                <text:p/>
              </table:table-cell>
              <table:table-cell office:value-type="string">
                <text:p>0.0.0</text:p>
                <draw:g>
                  <svg:desc>Feuille1.C2:Feuille1.W2 Feuille1.Y2:Feuille1.AC2</svg:desc>
                </draw:g>
              </table:table-cell>
              <table:table-cell office:value-type="string">
                <text:p>0.0.1</text:p>
              </table:table-cell>
              <table:table-cell office:value-type="string">
                <text:p>0.0.2</text:p>
              </table:table-cell>
              <table:table-cell office:value-type="string">
                <text:p>0.0.3</text:p>
              </table:table-cell>
              <table:table-cell office:value-type="string">
                <text:p>0.0.4</text:p>
              </table:table-cell>
              <table:table-cell office:value-type="string">
                <text:p>0.0.5</text:p>
              </table:table-cell>
              <table:table-cell office:value-type="string">
                <text:p>0.1.0</text:p>
              </table:table-cell>
              <table:table-cell office:value-type="string">
                <text:p>0.1.1</text:p>
              </table:table-cell>
              <table:table-cell office:value-type="string">
                <text:p>0.2.0</text:p>
              </table:table-cell>
              <table:table-cell office:value-type="string">
                <text:p>0.2.1</text:p>
              </table:table-cell>
              <table:table-cell office:value-type="string">
                <text:p>0.2.2</text:p>
              </table:table-cell>
              <table:table-cell office:value-type="string">
                <text:p>0.3.0</text:p>
              </table:table-cell>
              <table:table-cell office:value-type="string">
                <text:p>0.3.1</text:p>
              </table:table-cell>
              <table:table-cell office:value-type="string">
                <text:p>0.3.2</text:p>
              </table:table-cell>
              <table:table-cell office:value-type="string">
                <text:p>0.4.0</text:p>
              </table:table-cell>
              <table:table-cell office:value-type="string">
                <text:p>1.0.0</text:p>
              </table:table-cell>
              <table:table-cell office:value-type="string">
                <text:p>1.1.0</text:p>
              </table:table-cell>
              <table:table-cell office:value-type="string">
                <text:p>1.1.1</text:p>
              </table:table-cell>
              <table:table-cell office:value-type="string">
                <text:p>1.1.2</text:p>
              </table:table-cell>
              <table:table-cell office:value-type="string">
                <text:p>1.1.3</text:p>
              </table:table-cell>
              <table:table-cell office:value-type="string">
                <text:p>1.2.0</text:p>
              </table:table-cell>
              <table:table-cell office:value-type="string">
                <text:p>1.2.1</text:p>
              </table:table-cell>
              <table:table-cell office:value-type="string">
                <text:p>1.2.2</text:p>
              </table:table-cell>
              <table:table-cell office:value-type="string">
                <text:p>1.2.3</text:p>
              </table:table-cell>
              <table:table-cell office:value-type="string">
                <text:p>1.2.4</text:p>
              </table:table-cell>
              <table:table-cell office:value-type="string">
                <text:p>1.2.5</text:p>
              </table:table-cell>
            </table:table-row>
          </table:table-header-rows>
          <table:table-rows>
            <table:table-row>
              <table:table-cell office:value-type="string">
                <text:p>Taille (octets)</text:p>
                <draw:g>
                  <svg:desc>Feuille1.A4:Feuille1.A4</svg:desc>
                </draw:g>
              </table:table-cell>
              <table:table-cell office:value-type="float" office:value="611">
                <text:p>611</text:p>
                <draw:g>
                  <svg:desc>Feuille1.C4:Feuille1.W4 Feuille1.Y4:Feuille1.AC4</svg:desc>
                </draw:g>
              </table:table-cell>
              <table:table-cell office:value-type="float" office:value="1027">
                <text:p>1027</text:p>
              </table:table-cell>
              <table:table-cell office:value-type="float" office:value="1067">
                <text:p>1067</text:p>
              </table:table-cell>
              <table:table-cell office:value-type="float" office:value="1103">
                <text:p>1103</text:p>
              </table:table-cell>
              <table:table-cell office:value-type="float" office:value="1667">
                <text:p>1667</text:p>
              </table:table-cell>
              <table:table-cell office:value-type="float" office:value="2340">
                <text:p>2340</text:p>
              </table:table-cell>
              <table:table-cell office:value-type="float" office:value="2731">
                <text:p>2731</text:p>
              </table:table-cell>
              <table:table-cell office:value-type="float" office:value="2793">
                <text:p>2793</text:p>
              </table:table-cell>
              <table:table-cell office:value-type="float" office:value="2895">
                <text:p>2895</text:p>
              </table:table-cell>
              <table:table-cell office:value-type="float" office:value="3075">
                <text:p>3075</text:p>
              </table:table-cell>
              <table:table-cell office:value-type="float" office:value="3138">
                <text:p>3138</text:p>
              </table:table-cell>
              <table:table-cell office:value-type="float" office:value="3583">
                <text:p>3583</text:p>
              </table:table-cell>
              <table:table-cell office:value-type="float" office:value="4201">
                <text:p>4201</text:p>
              </table:table-cell>
              <table:table-cell office:value-type="float" office:value="4325">
                <text:p>4325</text:p>
              </table:table-cell>
              <table:table-cell office:value-type="float" office:value="14772">
                <text:p>14772</text:p>
              </table:table-cell>
              <table:table-cell office:value-type="float" office:value="15421">
                <text:p>15421</text:p>
              </table:table-cell>
              <table:table-cell office:value-type="float" office:value="16023">
                <text:p>16023</text:p>
              </table:table-cell>
              <table:table-cell office:value-type="float" office:value="16284">
                <text:p>16284</text:p>
              </table:table-cell>
              <table:table-cell office:value-type="float" office:value="16559">
                <text:p>16559</text:p>
              </table:table-cell>
              <table:table-cell office:value-type="float" office:value="16564">
                <text:p>16564</text:p>
              </table:table-cell>
              <table:table-cell office:value-type="float" office:value="29867">
                <text:p>29867</text:p>
              </table:table-cell>
              <table:table-cell office:value-type="float" office:value="30269">
                <text:p>30269</text:p>
              </table:table-cell>
              <table:table-cell office:value-type="float" office:value="30402">
                <text:p>30402</text:p>
              </table:table-cell>
              <table:table-cell office:value-type="float" office:value="31249">
                <text:p>31249</text:p>
              </table:table-cell>
              <table:table-cell office:value-type="float" office:value="31576">
                <text:p>31576</text:p>
              </table:table-cell>
              <table:table-cell office:value-type="float" office:value="31574">
                <text:p>315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